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9cf0" officeooo:paragraph-rsid="00079cf0"/>
    </style:style>
    <style:style style:name="P2" style:family="paragraph" style:parent-style-name="Standard">
      <style:text-properties officeooo:rsid="000eda5d" officeooo:paragraph-rsid="000eda5d"/>
    </style:style>
    <style:style style:name="P3" style:family="paragraph" style:parent-style-name="Standard" style:list-style-name="L1">
      <style:text-properties officeooo:rsid="000eda5d" officeooo:paragraph-rsid="0010b039"/>
    </style:style>
    <style:style style:name="P4" style:family="paragraph" style:parent-style-name="Standard" style:list-style-name="L2">
      <style:text-properties officeooo:rsid="00079cf0" officeooo:paragraph-rsid="00079cf0"/>
    </style:style>
    <style:style style:name="P5" style:family="paragraph" style:parent-style-name="Standard" style:list-style-name="L3">
      <style:text-properties officeooo:rsid="000cde80" officeooo:paragraph-rsid="000cde80"/>
    </style:style>
    <style:style style:name="P6" style:family="paragraph" style:parent-style-name="Standard" style:list-style-name="L4">
      <style:text-properties officeooo:rsid="000cde80" officeooo:paragraph-rsid="000cde80"/>
    </style:style>
    <style:style style:name="P7" style:family="paragraph" style:parent-style-name="Standard" style:list-style-name="L3">
      <style:text-properties fo:font-style="normal" officeooo:rsid="000cde80" officeooo:paragraph-rsid="000cde80" style:font-style-asian="normal" style:font-style-complex="normal"/>
    </style:style>
    <style:style style:name="P8" style:family="paragraph" style:parent-style-name="Standard" style:list-style-name="L3">
      <style:text-properties fo:font-style="normal" officeooo:rsid="000d4742" officeooo:paragraph-rsid="000d4742" style:font-style-asian="normal" style:font-style-complex="normal"/>
    </style:style>
    <style:style style:name="P9" style:family="paragraph" style:parent-style-name="Standard" style:list-style-name="L1">
      <style:text-properties officeooo:rsid="0010b039" officeooo:paragraph-rsid="0010b039"/>
    </style:style>
    <style:style style:name="T1" style:family="text">
      <style:text-properties officeooo:rsid="000cde80"/>
    </style:style>
    <style:style style:name="T2" style:family="text">
      <style:text-properties officeooo:rsid="0010b03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ESTIONARIO UNIDAD 5</text:p>
      <text:p text:style-name="P1"/>
      <text:p text:style-name="P2">Práctica 5.1</text:p>
      <text:p text:style-name="P2"/>
      <text:list xml:id="list3390343580" text:style-name="L1">
        <text:list-item>
          <text:p text:style-name="P3">¿Qué directorio se crea por defecto al instalar Apache? </text:p>
          <text:p text:style-name="P3">/<text:span text:style-name="T2">var/www/html</text:span></text:p>
        </text:list-item>
        <text:list-item>
          <text:p text:style-name="P3">¿Quién es su propietario y a qué grupo pertemece? </text:p>
          <text:p text:style-name="P9">Alumno:alumno</text:p>
        </text:list-item>
      </text:list>
      <text:p text:style-name="P1"/>
      <text:p text:style-name="P1">Práctica 5.<text:span text:style-name="T1">5</text:span></text:p>
      <text:p text:style-name="P1"/>
      <text:list xml:id="list4282646342" text:style-name="L2">
        <text:list-header>
          <text:p text:style-name="P4"/>
        </text:list-header>
      </text:list>
      <text:list xml:id="list1785796215" text:style-name="L3">
        <text:list-item>
          <text:list>
            <text:list-item>
              <text:p text:style-name="P5">Explica la Figura 5.32, responde:</text:p>
              <text:list>
                <text:list-item>
                  <text:p text:style-name="P5">¿De qué archivo está realizada la captura de pantalla?</text:p>
                </text:list-item>
                <text:list-item>
                  <text:p text:style-name="P5">¿Sobre qué directorio se aplican las directivas situadas entre &lt;Directory… &gt; … &lt;/Directory&gt;</text:p>
                </text:list-item>
                <text:list-item>
                  <text:p text:style-name="P5">¿Qué hace la directiva DirectoryIndex?</text:p>
                </text:list-item>
              </text:list>
            </text:list-item>
            <text:list-item>
              <text:p text:style-name="P5">Apartado 3.1, responde:</text:p>
            </text:list-item>
          </text:list>
        </text:list-item>
      </text:list>
      <text:list xml:id="list1632858379" text:style-name="L4">
        <text:list-item>
          <text:list>
            <text:list-item>
              <text:list>
                <text:list-item>
                  <text:p text:style-name="P6">Explica la herencia de la configuración con capturas de pantalla y explicaciones de las directivas &lt;Directory… &gt; … &lt;/Directory&gt; de los directorios raíz (/), directorio /var/www y directorio /var/www/html</text:p>
                </text:list-item>
              </text:list>
            </text:list-item>
          </text:list>
        </text:list-item>
      </text:list>
      <text:list xml:id="list191427381312387" text:continue-list="list1785796215" text:style-name="L3">
        <text:list-item>
          <text:list>
            <text:list-item>
              <text:p text:style-name="P7">Apartado 3,2, realiza la captura de pantalla y explica por qué se muestra el contenido del directorio.</text:p>
            </text:list-item>
            <text:list-item>
              <text:p text:style-name="P8">Explica por qué aparece el error en la figura 5.36 y qué directiva (su ausencia) es responsable de este error.</text:p>
            </text:list-item>
            <text:list-item>
              <text:p text:style-name="P8">Explica las diferentes formas de capturar un error.</text:p>
            </text:list-item>
            <text:list-item>
              <text:p text:style-name="P8">En la figura 5.40 capturas el error y muestras una página 404.html al usuario .. ¿Dónde sitúas la página a mostrar por el usuario?</text:p>
            </text:list-item>
            <text:list-item>
              <text:p text:style-name="P8">En la figura 5.41 creas un Alias Virtual, Explica la línea Alias y explica qué relación tiene con la URL <text:s/>de acceso de la Figura <text:s/>5.42.</text:p>
            </text:list-item>
            <text:list-item>
              <text:p text:style-name="P8">En la figura 5.43 creas una redirección. Explica la línea Redirect y ¿Cual es la URL <text:s/>original de acceso de la Figura <text:s/>5.44.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4:49:39.750000000</meta:creation-date>
    <dc:date>2019-10-16T19:14:25.844000000</dc:date>
    <meta:editing-duration>PT15M46S</meta:editing-duration>
    <meta:editing-cycles>4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19" meta:word-count="223" meta:character-count="1304" meta:non-whitespace-character-count="1100"/>
  </office:meta>
</office:document-meta>
</file>